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8777"/>
    </style:style>
    <style:style style:name="P2" style:family="paragraph" style:parent-style-name="Standard">
      <style:text-properties officeooo:rsid="00098777" officeooo:paragraph-rsid="00098777"/>
    </style:style>
    <style:style style:name="P3" style:family="paragraph" style:parent-style-name="Standard">
      <style:text-properties officeooo:rsid="0009f9dd" officeooo:paragraph-rsid="0009f9dd"/>
    </style:style>
    <style:style style:name="P4" style:family="paragraph" style:parent-style-name="Standard">
      <style:text-properties officeooo:rsid="000afe40" officeooo:paragraph-rsid="000afe40"/>
    </style:style>
    <style:style style:name="P5" style:family="paragraph" style:parent-style-name="Standard">
      <style:text-properties officeooo:rsid="000b3218" officeooo:paragraph-rsid="000b3218"/>
    </style:style>
    <style:style style:name="P6" style:family="paragraph" style:parent-style-name="Standard">
      <style:text-properties officeooo:rsid="000b3218" officeooo:paragraph-rsid="000c7bc3"/>
    </style:style>
    <style:style style:name="P7" style:family="paragraph" style:parent-style-name="Standard">
      <style:text-properties fo:font-weight="bold" officeooo:rsid="0009f9dd" officeooo:paragraph-rsid="0009f9dd" style:font-weight-asian="bold" style:font-weight-complex="bold"/>
    </style:style>
    <style:style style:name="P8" style:family="paragraph" style:parent-style-name="Standard">
      <style:text-properties fo:font-weight="bold" officeooo:rsid="000c7bc3" officeooo:paragraph-rsid="000c7bc3" style:font-weight-asian="bold" style:font-weight-complex="bold"/>
    </style:style>
    <style:style style:name="P9" style:family="paragraph" style:parent-style-name="Standard">
      <style:text-properties officeooo:rsid="000c7bc3" officeooo:paragraph-rsid="000c7bc3"/>
    </style:style>
    <style:style style:name="P1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</style:style>
    <style:style style:name="P1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9f9dd" officeooo:paragraph-rsid="0009f9dd"/>
    </style:style>
    <style:style style:name="P1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afe40"/>
    </style:style>
    <style:style style:name="P1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bold" officeooo:rsid="000afe40" officeooo:paragraph-rsid="000afe40" style:font-weight-asian="bold" style:font-weight-complex="bold"/>
    </style:style>
    <style:style style:name="P1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b3218" officeooo:paragraph-rsid="0009f9dd"/>
    </style:style>
    <style:style style:name="P1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b3218" officeooo:paragraph-rsid="000b3218"/>
    </style:style>
    <style:style style:name="T1" style:family="text">
      <style:text-properties officeooo:rsid="0009f9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7b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Rule for these word file<text:line-break/><text:line-break/> in Dark letter the programs are remian to execute</text:p>
      <text:p text:style-name="P4"/>
      <text:p text:style-name="Standard">3: Write ls command for following:</text:p>
      <text:p text:style-name="P1">1. Display all files names including hidden files.</text:p>
      <text:p text:style-name="P1"><text:tab/></text:p>
      <text:p text:style-name="P1"><text:tab/><text:span text:style-name="T1">ls -a</text:span></text:p>
      <text:p text:style-name="Standard">2. Display current working directory name.</text:p>
      <text:p text:style-name="Standard"><text:tab/></text:p>
      <text:p text:style-name="P2"><text:tab/><text:span text:style-name="T1">p</text:span>wd</text:p>
      <text:p text:style-name="Standard">3. Display all file names in one column.</text:p>
      <text:p text:style-name="Standard"><text:tab/><text:span text:style-name="T1">ls -x</text:span></text:p>
      <text:p text:style-name="Standard">4. List all current directory recursively.</text:p>
      <text:p text:style-name="Standard"><text:tab/><text:span text:style-name="T1">ls -R</text:span></text:p>
      <text:p text:style-name="Standard">5. List all file names having only one character length.</text:p>
      <text:p text:style-name="Standard"><text:tab/><text:span text:style-name="T1">ls ?</text:span></text:p>
      <text:p text:style-name="Standard">6. List filenames with their inode numbers.</text:p>
      <text:p text:style-name="P10"><text:tab/><text:span text:style-name="T1">ls -i</text:span></text:p>
      <text:p text:style-name="P3"/>
      <text:p text:style-name="P3">4: Do as directed.</text:p>
      <text:p text:style-name="P3"/>
      <text:p text:style-name="P3">1. Create three directories named UNIX, Assembly and C++ under your</text:p>
      <text:p text:style-name="P3">Home directory.</text:p>
      <text:p text:style-name="P3"/>
      <text:p text:style-name="P3"><text:tab/>mkdir ~/Desktop/Unix ~/Desktop/Assembly ~/Desktop/C++</text:p>
      <text:p text:style-name="P3">2. Write command to move into UNIX from current directory by writing</text:p>
      <text:p text:style-name="P3">single command.</text:p>
      <text:p text:style-name="P3"><text:tab/>cd Unix</text:p>
      <text:p text:style-name="P3">3. Write command to move directly to Assembly by writing single</text:p>
      <text:p text:style-name="P3">command. (Your current directory is UNIX).</text:p>
      <text:p text:style-name="P3"><text:tab/>cd ../Assembly</text:p>
      <text:p text:style-name="P3">4. Create a directory named LINUX in Desktop directory by writing single</text:p>
      <text:p text:style-name="P3">command. (Your current directory is UNIX and do not use cd command.)</text:p>
      <text:p text:style-name="P3"><text:tab/>mkdir ~/Desktop/Unix</text:p>
      <text:p text:style-name="P3">5. Write command to create text file named “Linux.txt”; Rename the file</text:p>
      <text:p text:style-name="P3">“Linux.txt” to “Unix.txt”.</text:p>
      <text:p text:style-name="P3"><text:tab/>touch Linux.txt</text:p>
      <text:p text:style-name="P3"><text:tab/>mv Linux.txt new.txt</text:p>
      <text:p text:style-name="P3"><text:tab/></text:p>
      <text:p text:style-name="P3">6. Recursively list all of the directories you created in Home directory by</text:p>
      <text:p text:style-name="P3">writing single command. (Your current directory is UNIX and do not use</text:p>
      <text:p text:style-name="P3">cd command).</text:p>
      <text:p text:style-name="P11"><text:tab/>ls -R ..</text:p>
      <text:p text:style-name="P3"/>
      <text:p text:style-name="P3">5: Write a bc command for following:</text:p>
      <text:p text:style-name="P3">1<text:span text:style-name="T2">. To evaluate "21/2". Answer should contain 5 decimal places.</text:span></text:p>
      <text:p text:style-name="P3"><text:tab/></text:p>
      <text:p text:style-name="P3">2. <text:span text:style-name="T2">To convert 42 from decimal to hexadecimal.</text:span></text:p>
      <text:p text:style-name="P3">3. To print digits from 1 to 10 using for loop. <text:s text:c="62"/></text:p>
      <text:p text:style-name="P3"><text:soft-page-break/></text:p>
      <text:p text:style-name="P3">#!/bin/bash</text:p>
      <text:p text:style-name="P3"/>
      <text:p text:style-name="P3"/>
      <text:p text:style-name="P3">for i in {1..10}</text:p>
      <text:p text:style-name="P3">do </text:p>
      <text:p text:style-name="P3"/>
      <text:p text:style-name="P3">echo "$i"</text:p>
      <text:p text:style-name="P3">done</text:p>
      <text:p text:style-name="P3"/>
      <text:p text:style-name="P3"/>
      <text:p text:style-name="P7">4. To convert 1100 from binary to decimal.</text:p>
      <text:p text:style-name="P3"/>
      <text:p text:style-name="P3">5. To print digits from 11 to 20 using while loop.</text:p>
      <text:p text:style-name="P3"><text:tab/></text:p>
      <text:p text:style-name="P3"><text:tab/></text:p>
      <text:p text:style-name="P3">#!/bin/bash</text:p>
      <text:p text:style-name="P3"/>
      <text:p text:style-name="P3">num=11</text:p>
      <text:p text:style-name="P3">while [ "$num" -ne "21" ]</text:p>
      <text:p text:style-name="P3">do</text:p>
      <text:p text:style-name="P3"><text:s text:c="8"/>echo "$num"</text:p>
      <text:p text:style-name="P3"><text:s text:c="8"/>num=`expr "$num" + 1 `</text:p>
      <text:p text:style-name="P3">done</text:p>
      <text:p text:style-name="P3"/>
      <text:p text:style-name="P14"/>
      <text:p text:style-name="P5"/>
      <text:p text:style-name="P5"><text:tab/>6: Solve following using echo command:</text:p>
      <text:p text:style-name="P5">1. Write the output of a command:</text:p>
      <text:p text:style-name="P5">$ echo "Current directory file list is `ls`" ( ` is back quote)</text:p>
      <text:p text:style-name="P5"><text:tab/></text:p>
      <text:p text:style-name="P5"><text:tab/>#list of all directory here</text:p>
      <text:p text:style-name="P5"><text:tab/>Current directory file list is 1</text:p>
      <text:p text:style-name="P5"><text:tab/>1.cpp</text:p>
      <text:p text:style-name="P5"><text:tab/>1.sh</text:p>
      <text:p text:style-name="P5"/>
      <text:p text:style-name="P5">2. Write an interpretation of a command:</text:p>
      <text:p text:style-name="P5">$ echo Welcome to the LINUX's world.</text:p>
      <text:p text:style-name="P5"><text:tab/>echo <text:s/>Welcome to tthe LINUX's world.'</text:p>
      <text:p text:style-name="P5">3.Write the output of a command:</text:p>
      <text:p text:style-name="P5">echo {first, second, black, white}fish</text:p>
      <text:p text:style-name="P5"><text:tab/>firstfish secondfish blackfish whitefish</text:p>
      <text:p text:style-name="P5"/>
      <text:p text:style-name="P5">4. Write an interpretation of a command:</text:p>
      <text:p text:style-name="P5">echo -e "Welcome to the LINUX \c world."</text:p>
      <text:p text:style-name="P5">echo "Welcome to the LINUX \c world."</text:p>
      <text:p text:style-name="P5"><text:tab/></text:p>
      <text:p text:style-name="P6"><text:tab/>Welcome to the LINUX </text:p>
      <text:p text:style-name="P6"><text:tab/>Welcome to the LINUX \c world.</text:p>
      <text:p text:style-name="P6"/>
      <text:p text:style-name="P5">5. Write the output of a command: echo *.txt</text:p>
      <text:p text:style-name="P5"><text:tab/><text:span text:style-name="T3">if any .txt file avaiable then output will be </text:span></text:p>
      <text:p text:style-name="P5"><text:soft-page-break/><text:tab/><text:span text:style-name="T3">filename.txt</text:span></text:p>
      <text:p text:style-name="P5"><text:s/><text:span text:style-name="T3">if there is no file avaible like .txt then it print </text:span></text:p>
      <text:p text:style-name="P5"><text:tab/>*.<text:span text:style-name="T3">txt</text:span></text:p>
      <text:p text:style-name="P5"/>
      <text:p text:style-name="P5">6. Write output and interpretation of:</text:p>
      <text:p text:style-name="P5">echo "0 || 0" | bc</text:p>
      <text:p text:style-name="P5">echo "0 || 0"</text:p>
      <text:p text:style-name="P5"><text:tab/></text:p>
      <text:p text:style-name="P5"><text:tab/><text:tab/><text:span text:style-name="T3">0</text:span></text:p>
      <text:p text:style-name="P5"><text:tab/><text:tab/><text:span text:style-name="T3">0||0</text:span></text:p>
      <text:p text:style-name="P5"/>
      <text:p text:style-name="P5">7. Write output and interpretation of:</text:p>
      <text:p text:style-name="P5">echo "3*4+2"|bc*</text:p>
      <text:p text:style-name="P6">echo "3*4+2"|bc</text:p>
      <text:p text:style-name="P6"><text:tab/><text:tab/>Command 'bc*' not found</text:p>
      <text:p text:style-name="P5"><text:tab/><text:tab/><text:span text:style-name="T3">14</text:span></text:p>
      <text:p text:style-name="P5"/>
      <text:p text:style-name="P5">8. Write output and interpretation of:</text:p>
      <text:p text:style-name="P5">echo "length(123456)" | bc</text:p>
      <text:p text:style-name="P5">echo "length(123456)"</text:p>
      <text:p text:style-name="P5"/>
      <text:p text:style-name="P5"><text:tab/><text:tab/><text:span text:style-name="T3">6</text:span></text:p>
      <text:p text:style-name="P5"><text:tab/><text:tab/><text:span text:style-name="T3">length(123456)</text:span></text:p>
      <text:p text:style-name="P5"/>
      <text:p text:style-name="P5">9. Write output of and interpretation:</text:p>
      <text:p text:style-name="P5">echo "(2+3)*4"|bc</text:p>
      <text:p text:style-name="P5">echo "(2+3)*4"</text:p>
      <text:p text:style-name="P5"><text:tab/><text:tab/><text:span text:style-name="T3">20</text:span></text:p>
      <text:p text:style-name="P5"><text:tab/><text:tab/><text:span text:style-name="T3">(2+3)*4</text:span></text:p>
      <text:p text:style-name="P5">10. Write output and interpretation of following commands:</text:p>
      <text:p text:style-name="P5">a. echo "1 == 2" | bc</text:p>
      <text:p text:style-name="P5">b. echo "10 == 10" | bc</text:p>
      <text:p text:style-name="P5">c. echo "10 == 1 || 1 == 2" | bc</text:p>
      <text:p text:style-name="P5">d. echo "10 == 10 || 1 == 2" | bc</text:p>
      <text:p text:style-name="P5"><text:tab/></text:p>
      <text:p text:style-name="P5"><text:tab/><text:span text:style-name="T3">a. 0</text:span></text:p>
      <text:p text:style-name="P5"><text:tab/><text:span text:style-name="T3">b. 1</text:span></text:p>
      <text:p text:style-name="P5"><text:tab/><text:span text:style-name="T3">c. 0</text:span></text:p>
      <text:p text:style-name="P15"><text:span text:style-name="T3">d. 1</text:span></text:p>
      <text:p text:style-name="P9"/>
      <text:p text:style-name="P9">7: Write ls &amp; echo command to display following list of files:</text:p>
      <text:p text:style-name="P9">File names:</text:p>
      <text:p text:style-name="P8">1. Having digit at the end of filename.</text:p>
      <text:p text:style-name="P8">2. First characters should be capital rest of could be anything.</text:p>
      <text:p text:style-name="P9"/>
      <text:p text:style-name="P8">3. Having three consecutive alphabets.</text:p>
      <text:p text:style-name="P8">4. Having "?" and "*" characters in filename.</text:p>
      <text:p text:style-name="P8">5. Minimum length is 5 characters.</text:p>
      <text:p text:style-name="P8">6. First character may be in uppercase or lowercase &amp; second character must</text:p>
      <text:p text:style-name="P8">in uppercase.</text:p>
      <text:p text:style-name="P8">7. Having first and last character must be capital let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5:14:28.158500349</meta:creation-date>
    <dc:date>2022-02-02T16:54:10.638683956</dc:date>
    <meta:editing-duration>PT38M31S</meta:editing-duration>
    <meta:editing-cycles>1</meta:editing-cycles>
    <meta:document-statistic meta:table-count="0" meta:image-count="0" meta:object-count="0" meta:page-count="3" meta:paragraph-count="125" meta:word-count="614" meta:character-count="3489" meta:non-whitespace-character-count="2849"/>
    <meta:generator>LibreOffice/6.0.7.3$Linux_X86_64 LibreOffice_project/00m0$Build-3</meta:generator>
  </office:meta>
</office:document-meta>
</file>